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akapit_5f_podstawowy">
      <style:paragraph-properties fo:text-align="center" style:justify-single-word="false"/>
      <style:text-properties fo:font-style="italic" style:font-style-asian="italic" style:font-style-complex="italic"/>
    </style:style>
    <style:style style:name="P4" style:family="paragraph" style:parent-style-name="akapit_5f_podstawowy">
      <style:paragraph-properties fo:line-height="100%" fo:text-align="center" style:justify-single-word="false"/>
    </style:style>
    <style:style style:name="P5" style:family="paragraph" style:parent-style-name="Quotations">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Quotations" style:master-page-name="">
      <style:paragraph-properties fo:margin-left="4.6cm" fo:margin-right="1.499cm" fo:margin-top="0cm" fo:margin-bottom="0.7cm" loext:contextual-spacing="false" fo:line-height="100%" fo:text-align="start" style:justify-single-word="false" fo:orphans="2" fo:widows="2" fo:text-indent="-0.011cm" style:auto-text-indent="false" style:page-number="auto" style:writing-mode="lr-tb"/>
    </style:style>
    <style:style style:name="P7" style:family="paragraph" style:parent-style-name="Contents_20_1">
      <style:paragraph-properties>
        <style:tab-stops>
          <style:tab-stop style:position="15.998cm" style:type="right" style:leader-style="dotted" style:leader-text="."/>
        </style:tab-stops>
      </style:paragraph-properties>
    </style:style>
    <style:style style:name="P8" style:family="paragraph" style:parent-style-name="Contents_20_2">
      <style:paragraph-properties>
        <style:tab-stops>
          <style:tab-stop style:position="15.998cm" style:type="right" style:leader-style="dotted" style:leader-text="."/>
        </style:tab-stops>
      </style:paragraph-properties>
    </style:style>
    <style:style style:name="P9" style:family="paragraph" style:parent-style-name="Header" style:master-page-name="">
      <style:paragraph-properties fo:margin-left="0cm" fo:margin-right="0cm" fo:text-align="end" style:justify-single-word="false" fo:orphans="2" fo:widows="2" fo:text-indent="0cm" style:auto-text-indent="false" style:page-number="auto" style:writing-mode="lr-tb">
        <style:tab-stops>
          <style:tab-stop style:position="8.001cm" style:type="center"/>
          <style:tab-stop style:position="16.002cm" style:type="right"/>
        </style:tab-stops>
      </style:paragraph-properties>
      <style:text-properties fo:font-weight="bold" officeooo:rsid="0005b47a" officeooo:paragraph-rsid="0005b47a" style:font-weight-asian="bold" style:font-weight-complex="bold"/>
    </style:style>
    <style:style style:name="P10" style:family="paragraph" style:parent-style-name="Heading_20_1" style:master-page-name="Standard">
      <style:paragraph-properties fo:text-align="center" style:justify-single-word="false" style:page-number="auto"/>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ize="15pt" style:font-size-asian="15pt" style:font-size-complex="15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KORDIAN</text:h>
      <text:h text:style-name="Heading_20_2" text:outline-level="2">WSTĘP</text:h>
      <text:p text:style-name="akapit_5f_podstawowy">"Kordian " został napisany <text:s text:c="2"/>w 1833 roku w Szwajcarii, wydany zaś anonimowo w Paryżu w 1834 r. W podtytule autor umieścił informacje : spisek koronacyjny, pierwsza część trylogii. Wypadki będące tłem wydarzeń w "Kordianie " rozegrały się w Warszawie w nocy z 24 na 25 maja 1829 roku , kiedy to do stolicy przybył następca cara Aleksandra, młodszy brat Konstantego Mikołaj, aby koronować się na króla Polski . </text:p>
      <text:p text:style-name="akapit_5f_podstawowy"/>
      <text:p text:style-name="akapit_5f_podstawowy">Spiskowcy działali w porozumieniu z wpływowymi osobistościami ówczesnego życia politycznego , wśród których główną rolę odgrywał Julian Ursyn Niemcewicz. Ludzie ci w ostatniej chwili, obawiając się konsekwencji, odmówili udziału w spisku .</text:p>
      <text:p text:style-name="Standard"/>
      <text:h text:style-name="Heading_20_2" text:outline-level="2">KRYTYKA WODZÓW POWSTANIA LISTOPADOWEGO "PRZYGOTOWA-NIU"</text:h>
      <text:p text:style-name="P1"/>
      <text:p text:style-name="akapit_5f_podstawowy">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akapit_5f_podstawowy">Żaden z nich nie nadaje się na przywódcę powstania. Generał Józef Chłopicki ma "sprzeczne z naturą nazwisko" , <text:s/>a więc nie ma zamiaru szukać pomocy wśród chłopów, jest za stary na przywódcę, nieudolny w działaniu. Z atramentu zaczerpniętego z kałamarza Talleyranda, który niestety blednie, rodzi <text:s text:c="2"/>się książę Adam Czartoryski. Jego dyplomatyczne zabiegi o uzyskanie <text:s/>poparcia dla <text:s/>powstania na zachodzie okazały się bezowocne. Jest to jedyna postać, dla której poeta <text:s/>znalazł słowa uznania "mimo czary wyszedł jakiś człowiek godny". <text:s/>Natomiast Jan Skrzynecki bezmyślnie zlekceważył plany wojenne zdolnego stratega, generała Prądzyńskiego, które mogły przynieść powstańcom zwycięstwo. Skrzynecki unikał też walki z wrogiem. Skrytykowany został również Julian <text:s/>Ursyn Niemcewicz. Poeta zarzuca mu konserwatyzm, który jest tym bardziej zgubny , że autor "Śpiewów historycznych" cieszył się dużym autorytetem w społeczeństwie.</text:p>
      <text:p text:style-name="akapit_5f_podstawowy"/>
      <text:p text:style-name="akapit_5f_podstawowy"/>
      <text:p text:style-name="akapit_5f_podstawowy"><text:soft-page-break/>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6"><text:span text:style-name="Citation">"On z krwi na wierzch wypłynie - to zdrajca!<text:line-break/>A gdy zabrzmi nad miastem dział huk,<text:line-break/>On rycerzy ginących porzuci<text:line-break/>Z arki kraju wyleci jak kruk,<text:line-break/>Strząśnie skrzydła, do arki nie wróci...<text:line-break/>Kraj przedany on wyda pod miecz".</text:span></text:p>
      <text:p text:style-name="P2"/>
      <text:h text:style-name="Heading_20_2" text:outline-level="2">KRYTYKA IDEI SZLACHECKIEGO REWOLUCJONIZMU W "KORDIANIE"</text:h>
      <text:p text:style-name="akapit_5f_podstawowy">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4"><text:span text:style-name="T1"><text:s/></text:span><text:span text:style-name="Citation"><text:span text:style-name="T1">"Boże zdejm z mego serca jaskółczy niepokój,<text:line-break/>Daj życiu duszę i cel duszy wyprorokuj..." <text:s/>.</text:span></text:span></text:p>
      <text:p text:style-name="P3"/>
      <text:p text:style-name="akapit_5f_podstawowy">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_5f_podstawowy"><text:soft-page-break/>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5">Zachowanie się Wioletty powoduje, że Kordian przestaje wierzyć w romantyczną, wyidealizowaną miłość. Okazuje się bowiem, że uczucie kobiety można także kupić.</text:p>
      <text:p text:style-name="akapit_5f_podstawowy"><text:s/>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p text:style-name="Standard"/>
      <text:h text:style-name="Heading_20_2" text:outline-level="2">CECHY ARTYSTYCZNE DRAMATU</text:h>
      <text:p text:style-name="Standard"/>
      <text:p text:style-name="akapit_5f_podstawowy">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 czystości gatunków <text:s/>i rodzajów - opowiadania Grzegorza mają charakter epicki, monolog Kordiana ma charakter liryczny . W "Kordianie" mamy do czynienia z tzw. kompozycją otwartą, poszczególne sceny są ze sobą tylko luźno powiązane, najczęściej osobą głównego bohatera.</text:p>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ext:soft-page-break/></text:p>
            <text:p text:style-name="Contents_20_Heading">Spis treści</text:p>
          </text:index-title>
          <text:p text:style-name="P7"><text:span text:style-name="T2">KORDIAN</text:span><text:tab/>1</text:p>
          <text:p text:style-name="P8">WSTĘP<text:tab/>1</text:p>
          <text:p text:style-name="P8">KRYTYKA WODZÓW POWSTANIA LISTOPADOWEGO "PRZYGOTOWA-NIU"<text:tab/>1</text:p>
          <text:p text:style-name="P8">KRYTYKA IDEI SZLACHECKIEGO REWOLUCJONIZMU W "KORDIANIE"<text:tab/>2</text:p>
          <text:p text:style-name="P8">CECHY ARTYSTYCZNE DRAMATU<text:tab/>3</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21cm" loext:contextual-spacing="false" style:page-number="auto"/>
      <style:text-properties style:font-name="Times New Roman1" fo:font-family="'Times New Roman'" style:font-style-name="Pogrubiona" style:font-family-generic="roman" style:font-pitch="variable" fo:font-size="13pt" fo:font-weight="bold" style:font-size-asian="115%" style:font-weight-asian="bold" style:font-size-complex="115%" style:font-weight-complex="bold"/>
    </style:style>
    <style:style style:name="akapit_5f_podstawowy" style:display-name="akapit_podstawowy" style:family="paragraph" style:parent-style-name="Standard">
      <loext:graphic-properties draw:fill="none" draw:fill-color="#729fcf"/>
      <style:paragraph-properties fo:margin-left="0cm" fo:margin-right="0cm" fo:margin-top="0.199cm" fo:margin-bottom="0.199cm" loext:contextual-spacing="false" fo:line-height="150%" fo:text-align="justify" style:justify-single-word="false" fo:orphans="2" fo:widows="2" fo:text-indent="0.7cm" style:auto-text-indent="false" fo:background-color="transparent" style:writing-mode="lr-tb"/>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omyślna_20_czcionka_20_akapitu" style:display-name="Domyślna czcionka akapitu" style:family="text"/>
    <style:style style:name="Page_20_Number" style:display-name="Page Number" style:family="text" style:parent-style-name="Domyślna_20_czcionka_20_akapitu"/>
    <style:style style:name="Citation" style:family="text">
      <style:text-properties fo:font-style="italic" style:font-size-asian="10.5pt"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cm" fo:margin-right="0cm" fo:text-align="end" style:justify-single-word="false" fo:orphans="2" fo:widows="2" fo:text-indent="0cm" style:auto-text-indent="false" style:page-number="auto" style:writing-mode="lr-tb">
        <style:tab-stops>
          <style:tab-stop style:position="8.001cm" style:type="center"/>
          <style:tab-stop style:position="16.002cm" style:type="right"/>
        </style:tab-stops>
      </style:paragraph-properties>
      <style:text-properties fo:font-weight="bold" officeooo:rsid="0005b47a" officeooo:paragraph-rsid="0005b47a" style:font-weight-asian="bold"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text:page-number text:select-page="current">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23T09:51:09.900029071</dc:date>
    <meta:editing-cycles>7</meta:editing-cycles>
    <meta:editing-duration>PT1H37M7S</meta:editing-duration>
    <meta:generator>LibreOffice/5.4.1.2.0$Linux_X86_64 LibreOffice_project/40m0$Build-2</meta:generator>
    <meta:document-statistic meta:table-count="0" meta:image-count="0" meta:object-count="0" meta:page-count="4" meta:paragraph-count="25" meta:word-count="905" meta:character-count="6522" meta:non-whitespace-character-count="5627"/>
  </office:meta>
</office:document-meta>
</file>